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Alabama A&amp;M (0-6)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Western Illinois (4-5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labama A&amp;M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32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26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2</text:p>
          </table:table-cell>
          <table:table-cell office:value-type="string">
            <text:p>.167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.3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27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52</text:p>
          </table:table-cell>
          <table:table-cell office:value-type="string">
            <text:p>.192</text:p>
          </table:table-cell>
        </table:table-row>
      </table:table>
      <table:table table:name="Sheet 2">
        <table:table-row>
          <table:table-cell office:value-type="string">
            <text:p>Alabama A&amp;M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Riley Balsmey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ikel Colema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14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Jaelin Gant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45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Syretha Prid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ourtney Oliver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Cierra Davi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Helea Figueiredo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ebecca Pierc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Terra Brooks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  <table:table-cell office:value-type="string">
            <text:p>.2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Meredith Sieck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.400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0</text:p>
          </table:table-cell>
          <table:table-cell office:value-type="string">
            <text:p>15</text:p>
          </table:table-cell>
          <table:table-cell office:value-type="string">
            <text:p>104</text:p>
          </table:table-cell>
          <table:table-cell office:value-type="string">
            <text:p>.240</text:p>
          </table:table-cell>
          <table:table-cell office:value-type="string">
            <text:p>37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49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2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4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34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2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.13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9</text:p>
          </table:table-cell>
          <table:table-cell office:value-type="string">
            <text:p>17</text:p>
          </table:table-cell>
          <table:table-cell office:value-type="string">
            <text:p>128</text:p>
          </table:table-cell>
          <table:table-cell office:value-type="string">
            <text:p>.250</text:p>
          </table:table-cell>
          <table:table-cell office:value-type="string">
            <text:p>45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